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0b7652" officeooo:paragraph-rsid="000b7652" style:font-size-asian="15.75pt" style:font-size-complex="18pt"/>
    </style:style>
    <style:style style:name="P2" style:family="paragraph" style:parent-style-name="Standard">
      <style:paragraph-properties fo:text-align="justify" style:justify-single-word="false"/>
      <style:text-properties style:font-name="Loma" fo:font-size="14pt" fo:font-style="italic" officeooo:rsid="000b7652" officeooo:paragraph-rsid="000b7652" style:font-size-asian="12.25pt" style:font-style-asian="italic" style:font-size-complex="14pt" style:font-style-complex="italic"/>
    </style:style>
    <style:style style:name="P3" style:family="paragraph" style:parent-style-name="Standard">
      <style:paragraph-properties fo:text-align="justify" style:justify-single-word="false"/>
      <style:text-properties style:font-name="Loma" fo:font-size="14pt" fo:font-style="italic" officeooo:rsid="000b9e47" officeooo:paragraph-rsid="000b9e47" style:font-size-asian="12.25pt" style:font-style-asian="italic" style:font-size-complex="14pt" style:font-style-complex="italic"/>
    </style:style>
    <style:style style:name="P4" style:family="paragraph" style:parent-style-name="Standard">
      <style:paragraph-properties fo:text-align="center" style:justify-single-word="false"/>
      <style:text-properties style:font-name="Loma" fo:font-size="18pt" officeooo:rsid="000b7652" officeooo:paragraph-rsid="000b7652" style:font-size-asian="15.75pt" style:font-size-complex="18pt"/>
    </style:style>
    <style:style style:name="T1" style:family="text">
      <style:text-properties fo:language="fr" fo:country="FR"/>
    </style:style>
    <style:style style:name="T2" style:family="text">
      <style:text-properties officeooo:rsid="000b9e4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harte du bon apprenti de</text:p>
      <text:p text:style-name="P4">la Wild Code School</text:p>
      <text:p text:style-name="P1"/>
      <text:p text:style-name="P1"/>
      <text:p text:style-name="P2">1. Je m’engage a être assidu et à travailler les notions vues la journée tous les soirs en rentrant chez moi. Le meilleur moyen de travailler des notions et de bien les retenir est de les revoir le soir en faisant des <text:span text:style-name="T1">exercices.</text:span></text:p>
      <text:p text:style-name="P2"/>
      <text:p text:style-name="P2">2. Je m’engage à aider mes camarades lorsqu’ils seront dans le besoin. Une des valeurs fondamentales de la Wild Code School est la cohésion d’équipe. Je m’engage donc à aider mes camarades <text:span text:style-name="T2">à avancer</text:span> et à leur expliquer les notions qu’ils n’ont pas comprises.</text:p>
      <text:p text:style-name="P2"/>
      <text:p text:style-name="P2">3. Je m’engage à être assidu et à respecter les horaires fixés par la Wild Code School. Arriver à l’heure le matin et l’après-midi est le minimum de respect que l’ont puisse accorder aux formateurs qui sont là pour nous tous les jours.</text:p>
      <text:p text:style-name="P2"/>
      <text:p text:style-name="P2">4. <text:span text:style-name="T2">Je m’engage à être le plus perfectionniste possible dans mon travail. Je ne bâclerai pas mon travail et ferai le plus d’efforts possible pour bien assimiler les notions et rendre des travaux propres.</text:span></text:p>
      <text:p text:style-name="P2"/>
      <text:p text:style-name="P3">5. Je m’engage pour finir à ne pas avoir peur de demander de l’aide aux formateurs et à mes camarades. Ne pas avoir peur de poser des questions est la meilleure solutions pour avanc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2T16:40:29.223936952</meta:creation-date>
    <dc:date>2017-02-22T16:55:06.384648293</dc:date>
    <meta:editing-duration>PT4M27S</meta:editing-duration>
    <meta:editing-cycles>1</meta:editing-cycles>
    <meta:document-statistic meta:table-count="0" meta:image-count="0" meta:object-count="0" meta:page-count="1" meta:paragraph-count="7" meta:word-count="207" meta:character-count="1151" meta:non-whitespace-character-count="951"/>
    <meta:generator>LibreOffice/5.1.4.2$Linux_X86_64 LibreOffice_project/10m0$Build-2</meta:generator>
  </office:meta>
</office:document-meta>
</file>